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c05e2" officeooo:paragraph-rsid="000c05e2"/>
    </style:style>
    <style:style style:name="P2" style:family="paragraph" style:parent-style-name="Text_20_body">
      <style:text-properties officeooo:rsid="000e0334" officeooo:paragraph-rsid="000e0334"/>
    </style:style>
    <style:style style:name="P3" style:family="paragraph" style:parent-style-name="Text_20_body">
      <style:text-properties officeooo:rsid="000f8b71" officeooo:paragraph-rsid="000f8b71"/>
    </style:style>
    <style:style style:name="P4" style:family="paragraph" style:parent-style-name="Text_20_body">
      <style:text-properties officeooo:rsid="0010da0f" officeooo:paragraph-rsid="0010da0f"/>
    </style:style>
    <style:style style:name="P5" style:family="paragraph" style:parent-style-name="Text_20_body">
      <style:text-properties officeooo:rsid="0011b7d5" officeooo:paragraph-rsid="0011b7d5"/>
    </style:style>
    <style:style style:name="P6" style:family="paragraph" style:parent-style-name="Text_20_body">
      <style:text-properties officeooo:rsid="0013478e" officeooo:paragraph-rsid="0013478e"/>
    </style:style>
    <style:style style:name="P7" style:family="paragraph" style:parent-style-name="Text_20_body">
      <style:text-properties officeooo:paragraph-rsid="0013478e"/>
    </style:style>
    <style:style style:name="P8" style:family="paragraph" style:parent-style-name="Text_20_body">
      <style:text-properties officeooo:rsid="0015ba7c" officeooo:paragraph-rsid="0015ba7c"/>
    </style:style>
    <style:style style:name="P9" style:family="paragraph" style:parent-style-name="Title">
      <style:text-properties officeooo:rsid="0009f72a" officeooo:paragraph-rsid="0009f72a"/>
    </style:style>
    <style:style style:name="P10" style:family="paragraph" style:parent-style-name="Heading_20_1">
      <style:text-properties officeooo:rsid="000e0334" officeooo:paragraph-rsid="000e0334"/>
    </style:style>
    <style:style style:name="P11" style:family="paragraph" style:parent-style-name="Heading_20_1">
      <style:text-properties officeooo:rsid="0010da0f" officeooo:paragraph-rsid="0010da0f"/>
    </style:style>
    <style:style style:name="P12" style:family="paragraph" style:parent-style-name="Heading_20_1">
      <style:text-properties officeooo:rsid="0013478e" officeooo:paragraph-rsid="0013478e"/>
    </style:style>
    <style:style style:name="P13" style:family="paragraph" style:parent-style-name="Heading_20_2">
      <style:text-properties officeooo:rsid="0010da0f" officeooo:paragraph-rsid="0010da0f"/>
    </style:style>
    <style:style style:name="T1" style:family="text">
      <style:text-properties officeooo:rsid="0013478e"/>
    </style:style>
    <style:style style:name="T2" style:family="text">
      <style:text-properties officeooo:rsid="0013bd43"/>
    </style:style>
    <style:style style:name="T3" style:family="text">
      <style:text-properties officeooo:rsid="00178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urs 6 modèle relationnel</text:p>
      <text:p text:style-name="P1">Quand on veut importer du CSV dans notre base de données, il faut d’abord renseigner les tables de référence avant de renseigner les autres. Sinon, il y a des problèmes de clés étrangères. </text:p>
      <text:p text:style-name="P2">Info : les ID sont autoincrémentées. </text:p>
      <text:p text:style-name="P2">INSERT INTO fatherwork(id, label)</text:p>
      <text:p text:style-name="P2">VALUES</text:p>
      <text:p text:style-name="P2">(1, 'artisan'),</text:p>
      <text:p text:style-name="P2">(2, 'artiste'),</text:p>
      <text:p text:style-name="P2">(3, 'BTP'),</text:p>
      <text:p text:style-name="P2">(4, 'entrepreneur'),</text:p>
      <text:p text:style-name="P2">(5, 'rentier'),</text:p>
      <text:p text:style-name="P2">(6, 'autre');</text:p>
      <text:p text:style-name="P3">En gros, le « id » et l’entrée des valeurs croissantes est useless, car le ID est auto incrémenté. </text:p>
      <text:h text:style-name="P10" text:outline-level="1">INSERT INTO</text:h>
      <text:p text:style-name="P2">INSERT INTO marche comme cela : </text:p>
      <text:p text:style-name="P2">INSERT INTO nom_de_la_table (attribut1, attribut2)</text:p>
      <text:p text:style-name="P2">VALUES</text:p>
      <text:p text:style-name="P2">(valeur1, valeur2),</text:p>
      <text:p text:style-name="P2">(valeur3, valeur4),</text:p>
      <text:p text:style-name="P2">(valeur5, valeur6) ;</text:p>
      <text:p text:style-name="P2"/>
      <text:p text:style-name="P4">Les générations de ce genre de script SQL peut très largement être automatisé par du Python.</text:p>
      <text:h text:style-name="P11" text:outline-level="1">Les différentes manières de rentrer des valeurs dans du SQL</text:h>
      <text:p text:style-name="P4">Du pire au meilleur.</text:p>
      <text:h text:style-name="P13" text:outline-level="2">Nouvel enregistrement</text:h>
      <text:p text:style-name="P4">Renseignement ligne à ligne</text:p>
      <text:h text:style-name="P13" text:outline-level="2">L’import CSV</text:h>
      <text:p text:style-name="P4">Faut importer les CSV dans le bon ordre, et faut que les csv correspondent à la bdd.</text:p>
      <text:h text:style-name="P13" text:outline-level="2"><text:soft-page-break/>La génération d’un script SQL</text:h>
      <text:p text:style-name="P4">Doit être automatisé en Python, mais c’est la méthode la plus qualitative !</text:p>
      <text:p text:style-name="P5">Cependant, il vaut mieux faire les commandes 1 à 1, car comme ça on sait précisement si une valeur crée une erreur. </text:p>
      <text:p text:style-name="P5"/>
      <text:h text:style-name="P12" text:outline-level="1">SELECT</text:h>
      <text:p text:style-name="P7">SELECT * FROM architect <text:s text:c="2"/><text:span text:style-name="T1">veut dire « prends moi tout dans la table architect. »</text:span></text:p>
      <text:p text:style-name="P6">Select renvoie une table. </text:p>
      <text:p text:style-name="P6"/>
      <text:p text:style-name="P6">SELECT name, firstname, birth FROM architect; <text:s text:c="2"/><text:span text:style-name="T2">← renvoie le nom/prénom/date de naissance</text:span></text:p>
      <text:p text:style-name="P6"/>
      <text:p text:style-name="P6">SELECT name, firstname as prénom, birth FROM architect; <text:s/><text:span text:style-name="T2">← la seule diff avec avant : c’est écrit « prénom » dans la table, au lieu de « firstname ». </text:span></text:p>
      <text:p text:style-name="P8">AS est un alias. </text:p>
      <text:p text:style-name="P8"/>
      <text:p text:style-name="P8">SELECT name, firstname as prénom, birth FROM architect WHERE birthdpt = '75'; <text:s/><text:span text:style-name="T3">← là on sélectionne les architectes nés à Par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08:05.536734756</meta:creation-date>
    <dc:date>2020-01-20T16:56:01.577960153</dc:date>
    <meta:editing-duration>PT1H17M2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81" meta:character-count="1665" meta:non-whitespace-character-count="1406"/>
  </office:meta>
</office:document-meta>
</file>